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6850" officeooo:paragraph-rsid="00196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re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3:50:44.958269981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4.4.2.2$Linux_x86 LibreOffice_project/40m0$Build-2</meta:generator>
  </office:meta>
</office:document-meta>
</file>